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2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3.021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5983b0" style:font-name="Ubuntu Mono1" fo:font-size="12pt" style:font-size-asian="12pt" style:font-size-complex="12pt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color="#5983b0" style:font-name="Ubuntu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6cm" svg:height="13.271cm" svg:x="1.5cm" svg:y="1.3cm">
          <draw:text-box>
            <text:p><text:span text:style-name="T1">Launch Terminal <text:s text:c="17"/>⊞ Enter</text:span></text:p>
            <text:p><text:span text:style-name="T1">Launch Browser <text:s text:c="18"/>⊞ Shift Enter</text:span></text:p>
            <text:p><text:span text:style-name="T1">Launch Application <text:s text:c="14"/>⊞ Space</text:span></text:p>
            <text:p><text:span text:style-name="T1">Launch Command <text:s text:c="18"/>⊞ Shift Space</text:span></text:p>
            <text:p><text:span text:style-name="T1">Launch Help Dialog <text:s text:c="14"/>⊞ Shift ?</text:span></text:p>
            <text:p><text:span text:style-name="T1">Launch File Search <text:s text:c="14"/>⊞ Alt Space</text:span></text:p>
            <text:p><text:span text:style-name="T1">Launch File Browser <text:s text:c="13"/>⊞ Shift n</text:span></text:p>
            <text:p><text:span text:style-name="T1">Launch Notification Viewer <text:s text:c="6"/>⊞ n</text:span></text:p>
            <text:p><text:span text:style-name="T1"/></text:p>
            <text:p><text:span text:style-name="T1">Navigate to Window by Name <text:s text:c="6"/>⊞ Ctrl Space</text:span></text:p>
            <text:p><text:span text:style-name="T1">Navigate to Relative Window <text:s text:c="5"/>⊞ ↑ ↓ ← →</text:span></text:p>
            <text:p><text:span text:style-name="T1">Navigate to Relative Window <text:s text:c="5"/>⊞ k j h l</text:span></text:p>
            <text:p><text:span text:style-name="T1">Navigate to Workspace 1-10 <text:s text:c="6"/>⊞ 0..9</text:span></text:p>
            <text:p><text:span text:style-name="T1">Navigate to Workspace 11 - 19 <text:s text:c="3"/>⊞ Ctrl 0..9</text:span></text:p>
            <text:p><text:span text:style-name="T1">Navigate to Next Workspace <text:s text:c="6"/>⊞ Tab</text:span></text:p>
            <text:p><text:span text:style-name="T1">Navigate to Next Workspace <text:s text:c="6"/>⊞ Alt →</text:span></text:p>
            <text:p><text:span text:style-name="T1">Navigate to Previous Workspace <text:s text:c="2"/>⊞ Shift Tab</text:span></text:p>
            <text:p><text:span text:style-name="T1">Navigate to Previous Workspace <text:s text:c="2"/>⊞ Alt ←</text:span></text:p>
            <text:p><text:span text:style-name="T1">Navigate to Scratchpad <text:s text:c="10"/>⊞ Ctrl a</text:span></text:p>
            <text:p><text:span text:style-name="T1"/></text:p>
            <text:p><text:span text:style-name="T1">Modify Window Position <text:s text:c="10"/>⊞ Shift ↑ ↓ ← →</text:span></text:p>
            <text:p><text:span text:style-name="T1">Modify Window Position <text:s text:c="10"/>⊞ Shift k j h l</text:span></text:p>
            <text:p><text:span text:style-name="T1">Modify Containing Workspace <text:s text:c="5"/>⊞ Ctrl Shift ↑ ↓ ← →</text:span></text:p>
            <text:p><text:span text:style-name="T1">Modify Next Window Orientation <text:s text:c="2"/>⊞ Backspace</text:span></text:p>
            <text:p><text:span text:style-name="T1">Modify Window Fullscreen Toggle <text:s/>⊞ f</text:span></text:p>
            <text:p><text:span text:style-name="T1">Modify Window Floating Toggle <text:s text:c="3"/>⊞ Shift f</text:span></text:p>
            <text:p><text:span text:style-name="T1">Move Focused Window to Scratch <text:s text:c="2"/>⊞ Ctrl m</text:span></text:p>
            <text:p><text:span text:style-name="T1">Modify Tile/Float Focus Toggle <text:s text:c="2"/>⊞ Shift t</text:span></text:p>
            <text:p><text:span text:style-name="T1">Modify Window Layout Mode <text:s text:c="7"/>⊞ t</text:span></text:p>
          </draw:text-box>
        </draw:frame>
        <draw:frame draw:style-name="gr1" draw:text-style-name="P1" draw:layer="layout" svg:width="12.6cm" svg:height="13.271cm" svg:x="14.6cm" svg:y="1.3cm">
          <draw:text-box>
            <text:p><text:span text:style-name="T1">Move Window to Workspace 1 - 10 <text:s text:c="3"/>⊞ Shift 0..9</text:span></text:p>
            <text:p><text:span text:style-name="T1">Move Window to Workspace 11 - 19 <text:s text:c="2"/>⊞ Ctrl Shift 0..9</text:span></text:p>
            <text:p><text:span text:style-name="T1">Carry Window to Workspace 1 – 10 <text:s text:c="2"/>⊞ Alt 0..9</text:span></text:p>
            <text:p><text:span text:style-name="T1">Carry Window to Workspace 11 – 19 <text:s/>⊞ Alt Ctrl 0..9</text:span></text:p>
            <text:p><text:span text:style-name="T1"/></text:p>
            <text:p><text:span text:style-name="T1">Exit App <text:s text:c="26"/>⊞ Shift q</text:span></text:p>
            <text:p><text:span text:style-name="T1">Terminate App <text:s text:c="21"/>⊞ Alt q</text:span></text:p>
            <text:p><text:span text:style-name="T1">Reload i3 Config <text:s text:c="18"/>⊞ Shift c</text:span></text:p>
            <text:p><text:span text:style-name="T1">Refresh Session <text:s text:c="19"/>⊞ Shift r</text:span></text:p>
            <text:p><text:span text:style-name="T1">Restart i3 <text:s text:c="24"/>⊞ Ctrl r</text:span></text:p>
            <text:p><text:span text:style-name="T1"/></text:p>
            <text:p><text:span text:style-name="T1">Logout <text:s text:c="28"/>⊞ Shift e</text:span></text:p>
            <text:p><text:span text:style-name="T1">Reboot <text:s text:c="28"/>⊞ Shift b</text:span></text:p>
            <text:p><text:span text:style-name="T1">Power Down <text:s text:c="24"/>⊞ Shift p</text:span></text:p>
            <text:p><text:span text:style-name="T1">Lock Screen <text:s text:c="23"/>⊞ Escape</text:span></text:p>
            <text:p><text:span text:style-name="T1">Sleep <text:s text:c="29"/>⊞ Shift s</text:span></text:p>
            <text:p><text:span text:style-name="T1"/></text:p>
            <text:p><text:span text:style-name="T1">Settings <text:s text:c="26"/>⊞ c</text:span></text:p>
            <text:p><text:span text:style-name="T1">Display Settings <text:s text:c="18"/>⊞ d</text:span></text:p>
            <text:p><text:span text:style-name="T1">Wifi Settings <text:s text:c="21"/>⊞ w</text:span></text:p>
            <text:p><text:span text:style-name="T1">Bluetooth Settings <text:s text:c="16"/>⊞ b</text:span></text:p>
            <text:p><text:span text:style-name="T1"/></text:p>
            <text:p><text:span text:style-name="T1">Save Window Layout <text:s text:c="16"/>⊞ ,</text:span></text:p>
            <text:p><text:span text:style-name="T1">Load Window Layout <text:s text:c="16"/>⊞ .</text:span></text:p>
            <text:p><text:span text:style-name="T1">Toggle Bar <text:s text:c="24"/>⊞ i</text:span></text:p>
            <text:p><text:span text:style-name="T1">Enter Resize Mode <text:s text:c="17"/>⊞ r</text:span></text:p>
            <text:p><text:span text:style-name="T1">Exit Resize Mode <text:s text:c="18"/>Enter or Escap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22:05:07.197437942</meta:creation-date>
    <dc:date>2020-05-22T22:50:45.603433595</dc:date>
    <meta:editing-duration>PT5M26S</meta:editing-duration>
    <meta:editing-cycles>3</meta:editing-cycles>
    <meta:generator>LibreOffice/6.4.2.2$Linux_X86_64 LibreOffice_project/40$Build-2</meta:generator>
    <meta:document-statistic meta:object-count="25"/>
  </office:meta>
</office:document-meta>
</file>